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pt" fo:country="BR" style:font-name-complex="Calibri1"/>
    </style:style>
    <style:style style:name="P3" style:family="paragraph" style:parent-style-name="Standard" style:master-page-name="Standard">
      <style:paragraph-properties fo:text-align="justify" style:justify-single-word="false" style:page-number="auto"/>
    </style:style>
    <style:style style:name="T1" style:family="text">
      <style:text-properties style:font-name="Arial" fo:font-size="14pt" fo:language="pt" fo:country="BR" style:font-size-asian="14pt" style:font-name-complex="Arial1" style:font-size-complex="14pt"/>
    </style:style>
    <style:style style:name="T2" style:family="text">
      <style:text-properties style:font-name="Cambria" fo:font-size="14pt" fo:language="pt" fo:country="BR" style:font-size-asian="14pt" style:font-name-complex="Calibri1" style:font-size-complex="14pt"/>
    </style:style>
    <style:style style:name="T3" style:family="text">
      <style:text-properties fo:language="pt" fo:country="BR"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tab/></text:span><text:span text:style-name="T2">Ensaio sobre os novos conhecimentos básicos, o novo potencial tecnológico, e novo nível de consciência coletiva.</text:span></text:p>
      <text:p text:style-name="P1"><text:span text:style-name="T3"><text:s/><text:tab/>Modificamos nosso habitat constantemente, e com isso modificamos também um dos fatores necessários para evolução, dando um valor alto para nossa inteligência ao invés da força bruta. Pelo óbvio, neste ritmo, devemos aumentar cada vez esta qualidade. Porém, coloco aqui um ponto: A tecnologia atualmente é focada no aprimoramento do ambiente e das ferramentas, deixando em segundo a parte intelectual, que é o principal ponto a ser aprimorado. <text:s/><text:tab/><text:line-break/> <text:tab/>Se podemos usar a inteligência para aumentar exponencialmente o nível da mesma, porque não nos empenhamos para faze-lô? Tudo que fazemos seria facilitado, observe: se tivermos maior capacidade imaginativa, teremos também maior capacidade de desenvolvimento, podendo assim, controlar muito melhor o ambiente em que vivemos e possivelmente sem alterar o ecossistema natural. <text:s/><text:tab/><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nosso mundo, fazendo assim com que tenhamos uma sensação falsa, de que possuímos uma rápida evolução tecnológica. </text:span></text:p>
      <text:p text:style-name="P1"><text:span text:style-name="T3">Na verdade realmente estamos evoluindo rapidamente nossas tecnologias, mas apenas se considerarmos que só o que acontece atualmente é possível. </text:span></text:p>
      <text:p text:style-name="P1"><text:span text:style-name="T3">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text:span><text:soft-page-break/><text:span text:style-name="T3">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span></text:p>
      <text:p text:style-name="P2"/>
      <text:p text:style-name="P1"><text:span text:style-name="T3"><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span></text:p>
      <text:p text:style-name="P1"><text:span text:style-name="T3"><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39</meta:editing-cycles>
    <meta:creation-date>2015-01-30T02:59:00</meta:creation-date>
    <dc:date>2015-01-30T19:47:00</dc:date>
    <meta:editing-duration>PT2H59M</meta:editing-duration>
    <meta:generator>LibreOffice/5.3.1.2$Linux_X86_64 LibreOffice_project/30m0$Build-2</meta:generator>
    <meta:document-statistic meta:table-count="0" meta:image-count="0" meta:object-count="0" meta:page-count="2" meta:paragraph-count="6" meta:word-count="848" meta:character-count="5544" meta:non-whitespace-character-count="46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